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loext:fill-use-slide-background="false" draw:textarea-horizontal-align="justify" draw:textarea-vertical-align="middle" draw:auto-grow-height="false" fo:min-height="2.925cm" fo:min-width="4.5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eeeeee" draw:fill-color="#cccccc" draw:textarea-horizontal-align="justify" draw:textarea-vertical-align="middle" draw:auto-grow-height="false" fo:min-height="1.097cm" fo:min-width="0.84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973cm" fo:min-width="0.453cm"/>
    </style:style>
    <style:style style:name="gr5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start="Arrowheads_20_3" draw:marker-start-width="0.3cm" draw:marker-end="Arrowheads_20_4" draw:marker-end-width="0.3cm" draw:fill="none" draw:textarea-vertical-align="middle"/>
    </style:style>
    <style:style style:name="gr7" style:family="graphic" style:parent-style-name="objectwithoutfill">
      <style:graphic-properties draw:marker-start="Arrowheads_20_5" draw:marker-start-width="0.3cm" draw:marker-end="Arrowheads_20_6" draw:marker-end-width="0.3cm" draw:fill="none" draw:textarea-vertical-align="middle"/>
    </style:style>
    <style:style style:name="gr8" style:family="graphic" style:parent-style-name="objectwithoutfill">
      <style:graphic-properties draw:marker-start="Arrowheads_20_7" draw:marker-start-width="0.3cm" draw:marker-end="Arrowheads_20_8" draw:marker-end-width="0.3cm" draw:fill="none" draw:textarea-vertical-align="middle"/>
    </style:style>
    <style:style style:name="gr9" style:family="graphic" style:parent-style-name="objectwithoutfill">
      <style:graphic-properties draw:marker-start="Arrowheads_20_9" draw:marker-start-width="0.3cm" draw:marker-end="Arrowheads_20_10" draw:marker-end-width="0.3cm" draw:fill="none" draw:textarea-vertical-align="middle"/>
    </style:style>
    <style:style style:name="gr10" style:family="graphic" style:parent-style-name="objectwithoutfill">
      <style:graphic-properties draw:marker-end="Arrowheads_20_12" draw:marker-end-width="0.3cm" draw:fill="none" draw:textarea-vertical-align="middle"/>
    </style:style>
    <style:style style:name="gr11" style:family="graphic" style:parent-style-name="objectwithoutfill">
      <style:graphic-properties draw:marker-end="Arrowheads_20_13" draw:marker-end-width="0.3cm" draw:fill="none" draw:textarea-vertical-align="middle"/>
    </style:style>
    <style:style style:name="gr12" style:family="graphic" style:parent-style-name="objectwithoutfill">
      <style:graphic-properties draw:marker-end="Arrowheads_20_14" draw:marker-end-width="0.3cm" draw:fill="none" draw:textarea-vertical-align="middle"/>
    </style:style>
    <style:style style:name="gr13" style:family="graphic" style:parent-style-name="objectwithoutfill">
      <style:graphic-properties draw:marker-end="Arrowheads_20_15" draw:marker-end-width="0.3cm" draw:fill="none" draw:textarea-vertical-align="middle"/>
    </style:style>
    <style:style style:name="gr14" style:family="graphic" style:parent-style-name="objectwithoutfill">
      <style:graphic-properties draw:marker-end="Arrowheads_20_16" draw:marker-end-width="0.3cm" draw:fill="none" draw:textarea-vertical-align="middle"/>
    </style:style>
    <style:style style:name="gr15" style:family="graphic" style:parent-style-name="objectwithoutfill">
      <style:graphic-properties draw:marker-end="Arrowheads_20_17" draw:marker-end-width="0.3cm" draw:fill="none" draw:textarea-vertical-align="middl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  <style:text-properties fo:text-shadow="none" fo:font-weight="bold" style:font-weight-asian="bold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fo:text-shadow="none" fo:font-weight="bold" style:font-weight-asian="bold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text-shadow="non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uick Sort Algorithm</text:p>
          </draw:text-box>
        </draw:frame>
        <draw:custom-shape draw:style-name="gr1" draw:text-style-name="P2" xml:id="id9" draw:id="id9" draw:layer="layout" svg:width="5.08cm" svg:height="3.175cm" svg:x="3.175cm" svg:y="5.08cm">
          <text:p text:style-name="P1"><text:span text:style-name="T1">In</text:span><text:span text:style-name="T1">se</text:span><text:span text:style-name="T1">rti</text:span><text:span text:style-name="T1">on </text:span><text:span text:style-name="T1">So</text:span><text:span text:style-name="T1">r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0" draw:id="id10" draw:layer="layout" svg:width="5.08cm" svg:height="3.175cm" svg:x="12.065cm" svg:y="4.445cm">
          <text:p text:style-name="P3"><text:span text:style-name="T2">Merge Sor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1" draw:id="id11" draw:layer="layout" svg:width="5.08cm" svg:height="3.175cm" svg:x="19.685cm" svg:y="4.445cm">
          <text:p text:style-name="P3"><text:span text:style-name="T2">Bubble Sor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2" draw:id="id12" draw:layer="layout" svg:width="5.08cm" svg:height="3.175cm" svg:x="2.54cm" svg:y="8.89cm">
          <text:p text:style-name="P3"><text:span text:style-name="T2">He</text:span><text:span text:style-name="T2">ap </text:span><text:span text:style-name="T2">So</text:span><text:span text:style-name="T2">r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3" draw:id="id13" draw:layer="layout" svg:width="5.08cm" svg:height="3.175cm" svg:x="12.065cm" svg:y="8.89cm">
          <text:p text:style-name="P3"><text:span text:style-name="T2">Q</text:span><text:span text:style-name="T2">ui</text:span><text:span text:style-name="T2">ck </text:span><text:span text:style-name="T2">So</text:span><text:span text:style-name="T2">rt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" smil:attributeName="visibility" smil:to="visible"/>
                  <anim:transitionFilter smil:dur="0.5s" smil:targetElement="id9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0" smil:attributeName="visibility" smil:to="visible"/>
                  <anim:transitionFilter smil:dur="0.5s" smil:targetElement="id10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1" smil:attributeName="visibility" smil:to="visible"/>
                  <anim:transitionFilter smil:dur="0.5s" smil:targetElement="id1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2" smil:attributeName="visibility" smil:to="visible"/>
                  <anim:transitionFilter smil:dur="0.5s" smil:targetElement="id12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3" smil:attributeName="visibility" smil:to="visible"/>
                  <anim:transitionFilter smil:dur="0.5s" smil:targetElement="id13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3" draw:text-style-name="P7" xml:id="id14" draw:id="id14" draw:layer="layout" svg:width="1.905cm" svg:height="1.905cm" svg:x="8.89cm" svg:y="3.175cm">
          <text:p text:style-name="P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15" draw:id="id15" draw:layer="layout" svg:width="1.905cm" svg:height="1.905cm" svg:x="11.43cm" svg:y="3.175cm">
          <text:p text:style-name="P6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16" draw:id="id16" draw:layer="layout" svg:width="1.905cm" svg:height="1.905cm" svg:x="13.97cm" svg:y="3.175cm">
          <text:p text:style-name="P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17" draw:id="id17" draw:layer="layout" svg:width="1.905cm" svg:height="1.905cm" svg:x="16.51cm" svg:y="3.175cm">
          <text:p text:style-name="P6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18" draw:id="id18" draw:layer="layout" svg:width="1.905cm" svg:height="1.905cm" svg:x="19.05cm" svg:y="3.175cm">
          <text:p text:style-name="P6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19" draw:id="id19" draw:layer="layout" svg:width="1.905cm" svg:height="1.905cm" svg:x="6.35cm" svg:y="3.175cm">
          <text:p text:style-name="P6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20" draw:id="id20" draw:layer="layout" svg:width="1.905cm" svg:height="2.54cm" svg:x="12.7cm" svg:y="6.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7" xml:id="id21" draw:id="id21" draw:layer="layout" svg:width="1.905cm" svg:height="1.905cm" svg:x="8.89cm" svg:y="9.525cm">
          <text:p text:style-name="P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22" draw:id="id22" draw:layer="layout" svg:width="1.905cm" svg:height="1.905cm" svg:x="11.43cm" svg:y="9.525cm">
          <text:p text:style-name="P6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23" draw:id="id23" draw:layer="layout" svg:width="1.905cm" svg:height="1.905cm" svg:x="13.97cm" svg:y="9.525cm">
          <text:p text:style-name="P6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24" draw:id="id24" draw:layer="layout" svg:width="1.905cm" svg:height="1.905cm" svg:x="16.51cm" svg:y="9.525cm">
          <text:p text:style-name="P6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25" draw:id="id25" draw:layer="layout" svg:width="1.905cm" svg:height="1.905cm" svg:x="19.05cm" svg:y="9.525cm">
          <text:p text:style-name="P6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26" draw:id="id26" draw:layer="layout" svg:width="1.905cm" svg:height="1.905cm" svg:x="6.35cm" svg:y="9.525cm">
          <text:p text:style-name="P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4" smil:attributeName="visibility" smil:to="visible"/>
                  <anim:transitionFilter smil:dur="0.5s" smil:targetElement="id14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5" smil:attributeName="visibility" smil:to="visible"/>
                  <anim:transitionFilter smil:dur="0.5s" smil:targetElement="id15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6" smil:attributeName="visibility" smil:to="visible"/>
                  <anim:transitionFilter smil:dur="0.5s" smil:targetElement="id16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7" smil:attributeName="visibility" smil:to="visible"/>
                  <anim:transitionFilter smil:dur="0.5s" smil:targetElement="id17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8" smil:attributeName="visibility" smil:to="visible"/>
                  <anim:transitionFilter smil:dur="0.5s" smil:targetElement="id18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9" smil:attributeName="visibility" smil:to="visible"/>
                  <anim:transitionFilter smil:dur="0.5s" smil:targetElement="id19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0" smil:attributeName="visibility" smil:to="visible"/>
                  <anim:transitionFilter smil:dur="0.5s" smil:targetElement="id20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1" smil:attributeName="visibility" smil:to="visible"/>
                  <anim:transitionFilter smil:dur="0.5s" smil:targetElement="id2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2" smil:attributeName="visibility" smil:to="visible"/>
                  <anim:transitionFilter smil:dur="0.5s" smil:targetElement="id22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3" smil:attributeName="visibility" smil:to="visible"/>
                  <anim:transitionFilter smil:dur="0.5s" smil:targetElement="id23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4" smil:attributeName="visibility" smil:to="visible"/>
                  <anim:transitionFilter smil:dur="0.5s" smil:targetElement="id24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5" smil:attributeName="visibility" smil:to="visible"/>
                  <anim:transitionFilter smil:dur="0.5s" smil:targetElement="id25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6" smil:attributeName="visibility" smil:to="visible"/>
                  <anim:transitionFilter smil:dur="0.5s" smil:targetElement="id26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" draw:text-style-name="P7" draw:layer="layout" svg:width="1.905cm" svg:height="1.905cm" svg:x="8.89cm" svg:y="1.175cm">
          <text:p text:style-name="P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1.905cm" svg:height="1.905cm" svg:x="11.43cm" svg:y="1.175cm">
          <text:p text:style-name="P6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1.905cm" svg:height="1.905cm" svg:x="13.97cm" svg:y="1.175cm">
          <text:p text:style-name="P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1.905cm" svg:height="1.905cm" svg:x="16.51cm" svg:y="1.175cm">
          <text:p text:style-name="P6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1.905cm" svg:height="1.905cm" svg:x="19.05cm" svg:y="1.175cm">
          <text:p text:style-name="P6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1.905cm" svg:height="1.905cm" svg:x="6.35cm" svg:y="1.175cm">
          <text:p text:style-name="P6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27" draw:id="id27" draw:layer="layout" svg:width="1.905cm" svg:height="1.905cm" svg:x="8.89cm" svg:y="4.445cm">
          <text:p text:style-name="P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28" draw:id="id28" draw:layer="layout" svg:width="1.905cm" svg:height="1.905cm" svg:x="11.43cm" svg:y="4.445cm">
          <text:p text:style-name="P6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29" draw:id="id29" draw:layer="layout" svg:width="1.905cm" svg:height="1.905cm" svg:x="13.97cm" svg:y="4.445cm">
          <text:p text:style-name="P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30" draw:id="id30" draw:layer="layout" svg:width="1.905cm" svg:height="1.905cm" svg:x="16.51cm" svg:y="4.445cm">
          <text:p text:style-name="P6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31" draw:id="id31" draw:layer="layout" svg:width="1.905cm" svg:height="1.905cm" svg:x="19.05cm" svg:y="4.445cm">
          <text:p text:style-name="P6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32" draw:id="id32" draw:layer="layout" svg:width="1.905cm" svg:height="1.905cm" svg:x="2.54cm" svg:y="4.445cm">
          <text:p text:style-name="P6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2" draw:id="id2" draw:layer="layout" svg:width="1.905cm" svg:height="1.905cm" svg:x="8.89cm" svg:y="6.985cm">
          <text:p text:style-name="P6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33" draw:id="id33" draw:layer="layout" svg:width="1.905cm" svg:height="1.905cm" svg:x="11.43cm" svg:y="6.985cm">
          <text:p text:style-name="P6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34" draw:id="id34" draw:layer="layout" svg:width="1.905cm" svg:height="1.905cm" svg:x="13.97cm" svg:y="6.985cm">
          <text:p text:style-name="P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35" draw:id="id35" draw:layer="layout" svg:width="1.905cm" svg:height="1.905cm" svg:x="16.51cm" svg:y="6.985cm">
          <text:p text:style-name="P6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36" draw:id="id36" draw:layer="layout" svg:width="1.905cm" svg:height="1.905cm" svg:x="19.05cm" svg:y="6.985cm">
          <text:p text:style-name="P6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1" draw:id="id1" draw:layer="layout" svg:width="1.905cm" svg:height="1.905cm" svg:x="2.54cm" svg:y="6.985cm">
          <text:p text:style-name="P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38" draw:id="id38" draw:layer="layout" svg:width="1.905cm" svg:height="1.905cm" svg:x="5.08cm" svg:y="9.525cm">
          <text:p text:style-name="P6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39" draw:id="id39" draw:layer="layout" svg:width="1.905cm" svg:height="1.905cm" svg:x="11.43cm" svg:y="9.525cm">
          <text:p text:style-name="P6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40" draw:id="id40" draw:layer="layout" svg:width="1.905cm" svg:height="1.905cm" svg:x="13.97cm" svg:y="9.525cm">
          <text:p text:style-name="P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41" draw:id="id41" draw:layer="layout" svg:width="1.905cm" svg:height="1.905cm" svg:x="16.51cm" svg:y="9.525cm">
          <text:p text:style-name="P6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42" draw:id="id42" draw:layer="layout" svg:width="1.905cm" svg:height="1.905cm" svg:x="19.05cm" svg:y="9.525cm">
          <text:p text:style-name="P6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43" draw:id="id43" draw:layer="layout" svg:width="1.905cm" svg:height="1.905cm" svg:x="2.54cm" svg:y="9.525cm">
          <text:p text:style-name="P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8" xml:id="id37" draw:id="id37" draw:layer="layout" draw:type="line" svg:x1="4.445cm" svg:y1="7.938cm" svg:x2="8.89cm" svg:y2="7.938cm" draw:start-shape="id1" draw:start-glue-point="10" draw:end-shape="id2" draw:end-glue-point="6" svg:d="M4445 7938h4445" svg:viewBox="0 0 4446 1">
          <text:p/>
        </draw:connector>
        <draw:custom-shape draw:style-name="gr3" draw:text-style-name="P7" xml:id="id3" draw:id="id3" draw:layer="layout" svg:width="1.905cm" svg:height="1.905cm" svg:x="5.08cm" svg:y="12.065cm">
          <text:p text:style-name="P6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4" draw:id="id4" draw:layer="layout" svg:width="1.905cm" svg:height="1.905cm" svg:x="11.43cm" svg:y="12.065cm">
          <text:p text:style-name="P6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44" draw:id="id44" draw:layer="layout" svg:width="1.905cm" svg:height="1.905cm" svg:x="13.97cm" svg:y="12.065cm">
          <text:p text:style-name="P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45" draw:id="id45" draw:layer="layout" svg:width="1.905cm" svg:height="1.905cm" svg:x="16.51cm" svg:y="12.065cm">
          <text:p text:style-name="P6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46" draw:id="id46" draw:layer="layout" svg:width="1.905cm" svg:height="1.905cm" svg:x="19.05cm" svg:y="12.065cm">
          <text:p text:style-name="P6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47" draw:id="id47" draw:layer="layout" svg:width="1.905cm" svg:height="1.905cm" svg:x="2.54cm" svg:y="12.065cm">
          <text:p text:style-name="P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xml:id="id48" draw:id="id48" draw:layer="layout" draw:type="line" svg:x1="6.985cm" svg:y1="13.018cm" svg:x2="11.43cm" svg:y2="13.018cm" draw:start-shape="id3" draw:start-glue-point="10" draw:end-shape="id4" draw:end-glue-point="6" svg:d="M6985 13018h4445" svg:viewBox="0 0 4446 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7" smil:attributeName="visibility" smil:to="visible"/>
                  <anim:transitionFilter smil:dur="0.5s" smil:targetElement="id27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8" smil:attributeName="visibility" smil:to="visible"/>
                  <anim:transitionFilter smil:dur="0.5s" smil:targetElement="id28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9" smil:attributeName="visibility" smil:to="visible"/>
                  <anim:transitionFilter smil:dur="0.5s" smil:targetElement="id29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0" smil:attributeName="visibility" smil:to="visible"/>
                  <anim:transitionFilter smil:dur="0.5s" smil:targetElement="id30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1" smil:attributeName="visibility" smil:to="visible"/>
                  <anim:transitionFilter smil:dur="0.5s" smil:targetElement="id3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2" smil:attributeName="visibility" smil:to="visible"/>
                  <anim:transitionFilter smil:dur="0.5s" smil:targetElement="id32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" smil:attributeName="visibility" smil:to="visible"/>
                  <anim:transitionFilter smil:dur="0.5s" smil:targetElement="id2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3" smil:attributeName="visibility" smil:to="visible"/>
                  <anim:transitionFilter smil:dur="0.5s" smil:targetElement="id33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4" smil:attributeName="visibility" smil:to="visible"/>
                  <anim:transitionFilter smil:dur="0.5s" smil:targetElement="id34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5" smil:attributeName="visibility" smil:to="visible"/>
                  <anim:transitionFilter smil:dur="0.5s" smil:targetElement="id35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6" smil:attributeName="visibility" smil:to="visible"/>
                  <anim:transitionFilter smil:dur="0.5s" smil:targetElement="id36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" smil:attributeName="visibility" smil:to="visible"/>
                  <anim:transitionFilter smil:dur="0.5s" smil:targetElement="id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7" smil:attributeName="visibility" smil:to="visible"/>
                  <anim:transitionFilter smil:dur="0.5s" smil:targetElement="id3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8" smil:attributeName="visibility" smil:to="visible"/>
                  <anim:transitionFilter smil:dur="0.5s" smil:targetElement="id38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9" smil:attributeName="visibility" smil:to="visible"/>
                  <anim:transitionFilter smil:dur="0.5s" smil:targetElement="id39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0" smil:attributeName="visibility" smil:to="visible"/>
                  <anim:transitionFilter smil:dur="0.5s" smil:targetElement="id40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1" smil:attributeName="visibility" smil:to="visible"/>
                  <anim:transitionFilter smil:dur="0.5s" smil:targetElement="id4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2" smil:attributeName="visibility" smil:to="visible"/>
                  <anim:transitionFilter smil:dur="0.5s" smil:targetElement="id42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3" smil:attributeName="visibility" smil:to="visible"/>
                  <anim:transitionFilter smil:dur="0.5s" smil:targetElement="id43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" smil:attributeName="visibility" smil:to="visible"/>
                  <anim:transitionFilter smil:dur="0.5s" smil:targetElement="id3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" smil:attributeName="visibility" smil:to="visible"/>
                  <anim:transitionFilter smil:dur="0.5s" smil:targetElement="id4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4" smil:attributeName="visibility" smil:to="visible"/>
                  <anim:transitionFilter smil:dur="0.5s" smil:targetElement="id44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5" smil:attributeName="visibility" smil:to="visible"/>
                  <anim:transitionFilter smil:dur="0.5s" smil:targetElement="id45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6" smil:attributeName="visibility" smil:to="visible"/>
                  <anim:transitionFilter smil:dur="0.5s" smil:targetElement="id46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7" smil:attributeName="visibility" smil:to="visible"/>
                  <anim:transitionFilter smil:dur="0.5s" smil:targetElement="id47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48" smil:attributeName="visibility" smil:to="visible"/>
                  <anim:transitionFilter smil:dur="0.5s" smil:targetElement="id48" smil:type="dissolve"/>
                </anim:par>
              </anim:par>
            </anim:par>
          </anim:seq>
        </anim:par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3" draw:text-style-name="P7" draw:layer="layout" svg:width="1.905cm" svg:height="1.905cm" svg:x="5.08cm" svg:y="1.27cm">
          <text:p text:style-name="P6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1.905cm" svg:height="1.905cm" svg:x="11.43cm" svg:y="1.27cm">
          <text:p text:style-name="P6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1.905cm" svg:height="1.905cm" svg:x="13.97cm" svg:y="1.27cm">
          <text:p text:style-name="P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1.905cm" svg:height="1.905cm" svg:x="16.51cm" svg:y="1.27cm">
          <text:p text:style-name="P6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1.905cm" svg:height="1.905cm" svg:x="19.05cm" svg:y="1.27cm">
          <text:p text:style-name="P6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1.905cm" svg:height="1.905cm" svg:x="2.54cm" svg:y="1.27cm">
          <text:p text:style-name="P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49" draw:id="id49" draw:layer="layout" svg:width="1.905cm" svg:height="1.905cm" svg:x="5.08cm" svg:y="3.81cm">
          <text:p text:style-name="P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50" draw:id="id50" draw:layer="layout" svg:width="1.905cm" svg:height="1.905cm" svg:x="11.43cm" svg:y="3.81cm">
          <text:p text:style-name="P6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7" draw:id="id7" draw:layer="layout" svg:width="1.905cm" svg:height="1.905cm" svg:x="13.97cm" svg:y="3.81cm">
          <text:p text:style-name="P6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51" draw:id="id51" draw:layer="layout" svg:width="1.905cm" svg:height="1.905cm" svg:x="16.51cm" svg:y="3.81cm">
          <text:p text:style-name="P6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52" draw:id="id52" draw:layer="layout" svg:width="1.905cm" svg:height="1.905cm" svg:x="19.05cm" svg:y="3.81cm">
          <text:p text:style-name="P6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53" draw:id="id53" draw:layer="layout" svg:width="1.905cm" svg:height="1.905cm" svg:x="2.54cm" svg:y="3.81cm">
          <text:p text:style-name="P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55" draw:id="id55" draw:layer="layout" svg:width="1.905cm" svg:height="1.905cm" svg:x="5.08cm" svg:y="6.35cm">
          <text:p text:style-name="P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56" draw:id="id56" draw:layer="layout" svg:width="1.905cm" svg:height="1.905cm" svg:x="7.62cm" svg:y="6.35cm">
          <text:p text:style-name="P6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57" draw:id="id57" draw:layer="layout" svg:width="1.905cm" svg:height="1.905cm" svg:x="13.97cm" svg:y="6.35cm">
          <text:p text:style-name="P6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58" draw:id="id58" draw:layer="layout" svg:width="1.905cm" svg:height="1.905cm" svg:x="16.51cm" svg:y="6.35cm">
          <text:p text:style-name="P6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59" draw:id="id59" draw:layer="layout" svg:width="1.905cm" svg:height="1.905cm" svg:x="19.05cm" svg:y="6.35cm">
          <text:p text:style-name="P6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60" draw:id="id60" draw:layer="layout" svg:width="1.905cm" svg:height="1.905cm" svg:x="2.54cm" svg:y="6.35cm">
          <text:p text:style-name="P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61" draw:id="id61" draw:layer="layout" svg:width="1.905cm" svg:height="1.905cm" svg:x="5.08cm" svg:y="8.89cm">
          <text:p text:style-name="P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5" draw:id="id5" draw:layer="layout" svg:width="1.905cm" svg:height="1.905cm" svg:x="7.62cm" svg:y="8.89cm">
          <text:p text:style-name="P6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6" draw:id="id6" draw:layer="layout" svg:width="1.905cm" svg:height="1.905cm" svg:x="13.97cm" svg:y="8.89cm">
          <text:p text:style-name="P6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62" draw:id="id62" draw:layer="layout" svg:width="1.905cm" svg:height="1.905cm" svg:x="16.51cm" svg:y="8.89cm">
          <text:p text:style-name="P6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63" draw:id="id63" draw:layer="layout" svg:width="1.905cm" svg:height="1.905cm" svg:x="19.05cm" svg:y="8.89cm">
          <text:p text:style-name="P6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64" draw:id="id64" draw:layer="layout" svg:width="1.905cm" svg:height="1.905cm" svg:x="2.54cm" svg:y="8.89cm">
          <text:p text:style-name="P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xml:id="id65" draw:id="id65" draw:layer="layout" draw:type="line" svg:x1="9.525cm" svg:y1="9.843cm" svg:x2="13.97cm" svg:y2="9.843cm" draw:start-shape="id5" draw:start-glue-point="10" draw:end-shape="id6" draw:end-glue-point="6" svg:d="M9525 9843h4445" svg:viewBox="0 0 4446 1">
          <text:p/>
        </draw:connector>
        <draw:connector draw:style-name="gr8" draw:text-style-name="P8" xml:id="id54" draw:id="id54" draw:layer="layout" draw:type="curve" draw:line-skew="0.188cm" svg:x1="14.923cm" svg:y1="3.81cm" svg:x2="6.35cm" svg:y2="3.81cm" draw:start-shape="id7" draw:start-glue-point="4" svg:d="M14923 3810c0-471-8573-471-8573 0" svg:viewBox="0 0 8574 354">
          <text:p/>
        </draw:connector>
        <draw:custom-shape draw:style-name="gr3" draw:text-style-name="P7" xml:id="id66" draw:id="id66" draw:layer="layout" svg:width="1.905cm" svg:height="1.905cm" svg:x="5.08cm" svg:y="11.43cm">
          <text:p text:style-name="P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67" draw:id="id67" draw:layer="layout" svg:width="1.905cm" svg:height="1.905cm" svg:x="7.62cm" svg:y="11.43cm">
          <text:p text:style-name="P6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68" draw:id="id68" draw:layer="layout" svg:width="1.905cm" svg:height="1.905cm" svg:x="13.97cm" svg:y="11.43cm">
          <text:p text:style-name="P6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69" draw:id="id69" draw:layer="layout" svg:width="1.905cm" svg:height="1.905cm" svg:x="16.51cm" svg:y="11.43cm">
          <text:p text:style-name="P6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8" draw:id="id8" draw:layer="layout" svg:width="1.905cm" svg:height="1.905cm" svg:x="19.05cm" svg:y="11.43cm">
          <text:p text:style-name="P6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70" draw:id="id70" draw:layer="layout" svg:width="1.905cm" svg:height="1.905cm" svg:x="2.54cm" svg:y="11.43cm">
          <text:p text:style-name="P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8" xml:id="id71" draw:id="id71" draw:layer="layout" draw:type="curve" svg:x1="20.003cm" svg:y1="13.335cm" svg:x2="8.661cm" svg:y2="13.335cm" draw:start-shape="id8" draw:start-glue-point="8" svg:d="M20003 13335c0 751-11342 751-11342 0" svg:viewBox="0 0 11343 56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9" smil:attributeName="visibility" smil:to="visible"/>
                  <anim:transitionFilter smil:dur="0.5s" smil:targetElement="id49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50" smil:attributeName="visibility" smil:to="visible"/>
                  <anim:transitionFilter smil:dur="0.5s" smil:targetElement="id50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7" smil:attributeName="visibility" smil:to="visible"/>
                  <anim:transitionFilter smil:dur="0.5s" smil:targetElement="id7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51" smil:attributeName="visibility" smil:to="visible"/>
                  <anim:transitionFilter smil:dur="0.5s" smil:targetElement="id5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52" smil:attributeName="visibility" smil:to="visible"/>
                  <anim:transitionFilter smil:dur="0.5s" smil:targetElement="id52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53" smil:attributeName="visibility" smil:to="visible"/>
                  <anim:transitionFilter smil:dur="0.5s" smil:targetElement="id53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54" smil:attributeName="visibility" smil:to="visible"/>
                  <anim:transitionFilter smil:dur="0.5s" smil:targetElement="id54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5" smil:attributeName="visibility" smil:to="visible"/>
                  <anim:transitionFilter smil:dur="0.5s" smil:targetElement="id55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56" smil:attributeName="visibility" smil:to="visible"/>
                  <anim:transitionFilter smil:dur="0.5s" smil:targetElement="id56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57" smil:attributeName="visibility" smil:to="visible"/>
                  <anim:transitionFilter smil:dur="0.5s" smil:targetElement="id57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58" smil:attributeName="visibility" smil:to="visible"/>
                  <anim:transitionFilter smil:dur="0.5s" smil:targetElement="id58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59" smil:attributeName="visibility" smil:to="visible"/>
                  <anim:transitionFilter smil:dur="0.5s" smil:targetElement="id59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60" smil:attributeName="visibility" smil:to="visible"/>
                  <anim:transitionFilter smil:dur="0.5s" smil:targetElement="id60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1" smil:attributeName="visibility" smil:to="visible"/>
                  <anim:transitionFilter smil:dur="0.5s" smil:targetElement="id6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5" smil:attributeName="visibility" smil:to="visible"/>
                  <anim:transitionFilter smil:dur="0.5s" smil:targetElement="id5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6" smil:attributeName="visibility" smil:to="visible"/>
                  <anim:transitionFilter smil:dur="0.5s" smil:targetElement="id6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62" smil:attributeName="visibility" smil:to="visible"/>
                  <anim:transitionFilter smil:dur="0.5s" smil:targetElement="id62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63" smil:attributeName="visibility" smil:to="visible"/>
                  <anim:transitionFilter smil:dur="0.5s" smil:targetElement="id63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64" smil:attributeName="visibility" smil:to="visible"/>
                  <anim:transitionFilter smil:dur="0.5s" smil:targetElement="id64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65" smil:attributeName="visibility" smil:to="visible"/>
                  <anim:transitionFilter smil:dur="0.5s" smil:targetElement="id6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6" smil:attributeName="visibility" smil:to="visible"/>
                  <anim:transitionFilter smil:dur="0.5s" smil:targetElement="id66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67" smil:attributeName="visibility" smil:to="visible"/>
                  <anim:transitionFilter smil:dur="0.5s" smil:targetElement="id67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68" smil:attributeName="visibility" smil:to="visible"/>
                  <anim:transitionFilter smil:dur="0.5s" smil:targetElement="id68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69" smil:attributeName="visibility" smil:to="visible"/>
                  <anim:transitionFilter smil:dur="0.5s" smil:targetElement="id69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8" smil:attributeName="visibility" smil:to="visible"/>
                  <anim:transitionFilter smil:dur="0.5s" smil:targetElement="id8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70" smil:attributeName="visibility" smil:to="visible"/>
                  <anim:transitionFilter smil:dur="0.5s" smil:targetElement="id70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71" smil:attributeName="visibility" smil:to="visible"/>
                  <anim:transitionFilter smil:dur="0.5s" smil:targetElement="id71" smil:type="dissolve"/>
                </anim:par>
              </anim:par>
            </anim:par>
          </anim:seq>
        </anim:par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3" draw:text-style-name="P7" xml:id="id72" draw:id="id72" draw:layer="layout" svg:width="1.905cm" svg:height="1.905cm" svg:x="8.89cm" svg:y="1.27cm">
          <text:p text:style-name="P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73" draw:id="id73" draw:layer="layout" svg:width="1.905cm" svg:height="1.905cm" svg:x="11.43cm" svg:y="1.27cm">
          <text:p text:style-name="P6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74" draw:id="id74" draw:layer="layout" svg:width="1.905cm" svg:height="1.905cm" svg:x="13.97cm" svg:y="1.27cm">
          <text:p text:style-name="P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75" draw:id="id75" draw:layer="layout" svg:width="1.905cm" svg:height="1.905cm" svg:x="16.51cm" svg:y="1.27cm">
          <text:p text:style-name="P6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76" draw:id="id76" draw:layer="layout" svg:width="1.905cm" svg:height="1.905cm" svg:x="19.05cm" svg:y="1.27cm">
          <text:p text:style-name="P6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77" draw:id="id77" draw:layer="layout" svg:width="1.905cm" svg:height="1.905cm" svg:x="6.35cm" svg:y="1.27cm">
          <text:p text:style-name="P6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87" draw:id="id87" draw:layer="layout" svg:width="1.905cm" svg:height="1.905cm" svg:x="2.84cm" svg:y="10.16cm">
          <text:p text:style-name="P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78" draw:id="id78" draw:layer="layout" svg:width="1.905cm" svg:height="1.905cm" svg:x="11.43cm" svg:y="5.715cm">
          <text:p text:style-name="P6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88" draw:id="id88" draw:layer="layout" svg:width="1.905cm" svg:height="1.905cm" svg:x="0.635cm" svg:y="10.16cm">
          <text:p text:style-name="P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80" draw:id="id80" draw:layer="layout" svg:width="1.905cm" svg:height="1.905cm" svg:x="15.24cm" svg:y="5.715cm">
          <text:p text:style-name="P6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82" draw:id="id82" draw:layer="layout" svg:width="1.905cm" svg:height="1.905cm" svg:x="5.08cm" svg:y="5.715cm">
          <text:p text:style-name="P6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81" draw:id="id81" draw:layer="layout" svg:width="1.905cm" svg:height="1.905cm" svg:x="17.78cm" svg:y="5.715cm">
          <text:p text:style-name="P6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8" xml:id="id79" draw:id="id79" draw:layer="layout" svg:x1="12.365cm" svg:y1="3.175cm" svg:x2="12.365cm" svg:y2="5.715cm">
          <text:p/>
        </draw:line>
        <draw:line draw:style-name="gr11" draw:text-style-name="P8" xml:id="id85" draw:id="id85" draw:layer="layout" svg:x1="6.015cm" svg:y1="7.62cm" svg:x2="6.015cm" svg:y2="10.16cm">
          <text:p/>
        </draw:line>
        <draw:custom-shape draw:style-name="gr3" draw:text-style-name="P7" xml:id="id86" draw:id="id86" draw:layer="layout" svg:width="1.905cm" svg:height="1.905cm" svg:x="5.08cm" svg:y="10.16cm">
          <text:p text:style-name="P6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91" draw:id="id91" draw:layer="layout" svg:width="1.905cm" svg:height="1.905cm" svg:x="15.24cm" svg:y="8.255cm">
          <text:p text:style-name="P6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92" draw:id="id92" draw:layer="layout" svg:width="1.905cm" svg:height="1.905cm" svg:x="17.78cm" svg:y="8.255cm">
          <text:p text:style-name="P6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89" draw:id="id89" draw:layer="layout" svg:width="1.905cm" svg:height="1.905cm" svg:x="2.84cm" svg:y="12.7cm">
          <text:p text:style-name="P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90" draw:id="id90" draw:layer="layout" svg:width="1.905cm" svg:height="1.905cm" svg:x="0.635cm" svg:y="12.7cm">
          <text:p text:style-name="P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93" draw:id="id93" draw:layer="layout" svg:width="1.905cm" svg:height="1.905cm" svg:x="9.825cm" svg:y="12.7cm">
          <text:p text:style-name="P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94" draw:id="id94" draw:layer="layout" svg:width="1.905cm" svg:height="1.905cm" svg:x="7.62cm" svg:y="12.7cm">
          <text:p text:style-name="P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8" xml:id="id95" draw:id="id95" draw:layer="layout" svg:x1="5.08cm" svg:y1="13.97cm" svg:x2="7.175cm" svg:y2="13.655cm">
          <text:p/>
        </draw:line>
        <draw:line draw:style-name="gr13" draw:text-style-name="P8" xml:id="id96" draw:id="id96" draw:layer="layout" svg:x1="6.985cm" svg:y1="11.43cm" svg:x2="12.065cm" svg:y2="12.7cm">
          <text:p/>
        </draw:line>
        <draw:custom-shape draw:style-name="gr3" draw:text-style-name="P7" xml:id="id97" draw:id="id97" draw:layer="layout" svg:width="1.905cm" svg:height="1.905cm" svg:x="12.065cm" svg:y="12.7cm">
          <text:p text:style-name="P6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98" draw:id="id98" draw:layer="layout" svg:width="1.905cm" svg:height="1.905cm" svg:x="14.605cm" svg:y="12.7cm">
          <text:p text:style-name="P6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xml:id="id99" draw:id="id99" draw:layer="layout" svg:x1="12.7cm" svg:y1="7.62cm" svg:x2="15.24cm" svg:y2="12.7cm">
          <text:p/>
        </draw:line>
        <draw:custom-shape draw:style-name="gr3" draw:text-style-name="P7" xml:id="id100" draw:id="id100" draw:layer="layout" svg:width="1.905cm" svg:height="1.905cm" svg:x="17.145cm" svg:y="12.7cm">
          <text:p text:style-name="P6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101" draw:id="id101" draw:layer="layout" svg:width="1.905cm" svg:height="1.905cm" svg:x="19.685cm" svg:y="12.7cm">
          <text:p text:style-name="P6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8" xml:id="id102" draw:id="id102" draw:layer="layout" svg:x1="17.78cm" svg:y1="10.16cm" svg:x2="19.05cm" svg:y2="12.7cm">
          <text:p/>
        </draw:line>
        <draw:custom-shape draw:style-name="gr3" draw:text-style-name="P7" xml:id="id83" draw:id="id83" draw:layer="layout" svg:width="1.905cm" svg:height="1.905cm" svg:x="7.62cm" svg:y="5.715cm">
          <text:p text:style-name="P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84" draw:id="id84" draw:layer="layout" svg:width="1.905cm" svg:height="1.905cm" svg:x="2.54cm" svg:y="5.715cm">
          <text:p text:style-name="P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2" smil:attributeName="visibility" smil:to="visible"/>
                  <anim:transitionFilter smil:dur="0.5s" smil:targetElement="id72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73" smil:attributeName="visibility" smil:to="visible"/>
                  <anim:transitionFilter smil:dur="0.5s" smil:targetElement="id73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74" smil:attributeName="visibility" smil:to="visible"/>
                  <anim:transitionFilter smil:dur="0.5s" smil:targetElement="id74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75" smil:attributeName="visibility" smil:to="visible"/>
                  <anim:transitionFilter smil:dur="0.5s" smil:targetElement="id75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76" smil:attributeName="visibility" smil:to="visible"/>
                  <anim:transitionFilter smil:dur="0.5s" smil:targetElement="id76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77" smil:attributeName="visibility" smil:to="visible"/>
                  <anim:transitionFilter smil:dur="0.5s" smil:targetElement="id7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8" smil:attributeName="visibility" smil:to="visible"/>
                  <anim:transitionFilter smil:dur="0.5s" smil:targetElement="id78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79" smil:attributeName="visibility" smil:to="visible"/>
                  <anim:transitionFilter smil:dur="0.5s" smil:targetElement="id79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0" smil:attributeName="visibility" smil:to="visible"/>
                  <anim:transitionFilter smil:dur="0.5s" smil:targetElement="id80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81" smil:attributeName="visibility" smil:to="visible"/>
                  <anim:transitionFilter smil:dur="0.5s" smil:targetElement="id81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2" smil:attributeName="visibility" smil:to="visible"/>
                  <anim:transitionFilter smil:dur="0.5s" smil:targetElement="id82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83" smil:attributeName="visibility" smil:to="visible"/>
                  <anim:transitionFilter smil:dur="0.5s" smil:targetElement="id83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84" smil:attributeName="visibility" smil:to="visible"/>
                  <anim:transitionFilter smil:dur="0.5s" smil:targetElement="id84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5" smil:attributeName="visibility" smil:to="visible"/>
                  <anim:transitionFilter smil:dur="0.5s" smil:targetElement="id85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86" smil:attributeName="visibility" smil:to="visible"/>
                  <anim:transitionFilter smil:dur="0.5s" smil:targetElement="id86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7" smil:attributeName="visibility" smil:to="visible"/>
                  <anim:transitionFilter smil:dur="0.5s" smil:targetElement="id87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88" smil:attributeName="visibility" smil:to="visible"/>
                  <anim:transitionFilter smil:dur="0.5s" smil:targetElement="id88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9" smil:attributeName="visibility" smil:to="visible"/>
                  <anim:transitionFilter smil:dur="0.5s" smil:targetElement="id89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90" smil:attributeName="visibility" smil:to="visible"/>
                  <anim:transitionFilter smil:dur="0.5s" smil:targetElement="id90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1" smil:attributeName="visibility" smil:to="visible"/>
                  <anim:transitionFilter smil:dur="0.5s" smil:targetElement="id9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92" smil:attributeName="visibility" smil:to="visible"/>
                  <anim:transitionFilter smil:dur="0.5s" smil:targetElement="id92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3" smil:attributeName="visibility" smil:to="visible"/>
                  <anim:transitionFilter smil:dur="0.5s" smil:targetElement="id93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94" smil:attributeName="visibility" smil:to="visible"/>
                  <anim:transitionFilter smil:dur="0.5s" smil:targetElement="id94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95" smil:attributeName="visibility" smil:to="visible"/>
                  <anim:transitionFilter smil:dur="0.5s" smil:targetElement="id9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6" smil:attributeName="visibility" smil:to="visible"/>
                  <anim:transitionFilter smil:dur="0.5s" smil:targetElement="id96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97" smil:attributeName="visibility" smil:to="visible"/>
                  <anim:transitionFilter smil:dur="0.5s" smil:targetElement="id9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8" smil:attributeName="visibility" smil:to="visible"/>
                  <anim:transitionFilter smil:dur="0.5s" smil:targetElement="id98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99" smil:attributeName="visibility" smil:to="visible"/>
                  <anim:transitionFilter smil:dur="0.5s" smil:targetElement="id99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00" smil:attributeName="visibility" smil:to="visible"/>
                  <anim:transitionFilter smil:dur="0.5s" smil:targetElement="id100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01" smil:attributeName="visibility" smil:to="visible"/>
                  <anim:transitionFilter smil:dur="0.5s" smil:targetElement="id10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02" smil:attributeName="visibility" smil:to="visible"/>
                  <anim:transitionFilter smil:dur="0.5s" smil:targetElement="id102" smil:type="dissolve"/>
                </anim:par>
              </anim:par>
            </anim:par>
          </anim:seq>
        </anim:par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12:52:01.539903024</meta:creation-date>
    <dc:date>2023-10-28T13:31:01.679710741</dc:date>
    <meta:editing-duration>PT39M1S</meta:editing-duration>
    <meta:editing-cycles>1</meta:editing-cycles>
    <meta:document-statistic meta:object-count="146"/>
    <meta:generator>LibreOffice/7.5.7.1$Linux_X86_64 LibreOffice_project/50$Build-1</meta:generator>
  </office:meta>
</office:document-meta>
</file>